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1.J26" table:end-x="29.65pt" table:end-y="5.19pt" draw:z-index="0" draw:style-name="gr1" svg:width="335.4pt" svg:height="312.07pt" svg:x="15.56pt" svg:y="1.47pt">
              <draw:object draw:notify-on-update-of-ranges="Ark1.A4:Ark1.A15 Ark1.B3:Ark1.B3 Ark1.B4:Ark1.B15 Ark1.C3:Ark1.C3 Ark1.C4:Ark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åned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januar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bruar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pril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ni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li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ugust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ptember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ktober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vember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s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38.174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0:52.249792000</dc:date>
    <meta:editing-duration>PT1H28M52S</meta:editing-duration>
    <meta:editing-cycles>22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Ark1.A4:Ark1.C15 Ark1.B3:Ark1.C3" chart:data-source-has-labels="both" svg:x="1.246cm" svg:y="0.218cm" svg:width="9.002cm" svg:height="9.521cm">
          <chartooo:coordinate-region svg:x="1.811cm" svg:y="0.391cm" svg:width="8.437cm" svg:height="7.687cm"/>
          <chart:axis chart:dimension="x" chart:name="primary-x" chart:style-name="ch4" chartooo:axis-type="text">
            <chart:title svg:x="5.204cm" svg:y="9.957cm" chart:style-name="ch5">
              <text:p>Måned</text:p>
            </chart:title>
            <chart:categories table:cell-range-address="Ark1.A4:Ark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Ark1.B4:Ark1.B15" chart:label-cell-address="Ark1.B3:Ark1.B3" chart:class="chart:bar">
            <chart:data-point chart:repeated="12"/>
          </chart:series>
          <chart:series chart:style-name="ch10" chart:values-cell-range-address="Ark1.C4:Ark1.C15" chart:label-cell-address="Ark1.C3:Ark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Ark1.B3:Ark1.B3</svg:desc>
                </draw:g>
              </table:table-cell>
              <table:table-cell office:value-type="string">
                <text:p>2018</text:p>
                <draw:g>
                  <svg:desc>Ark1.C3:Ark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 </text:p>
                <draw:g>
                  <svg:desc>Ark1.A4:Ark1.A15</svg:desc>
                </draw:g>
              </table:table-cell>
              <table:table-cell office:value-type="float" office:value="20">
                <text:p>20</text:p>
                <draw:g>
                  <svg:desc>Ark1.B4:Ark1.B15</svg:desc>
                </draw:g>
              </table:table-cell>
              <table:table-cell office:value-type="float" office:value="24">
                <text:p>24</text:p>
                <draw:g>
                  <svg:desc>Ark1.C4:Ark1.C15</svg:desc>
                </draw:g>
              </table:table-cell>
            </table:table-row>
            <table:table-row>
              <table:table-cell office:value-type="string">
                <text:p>februa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s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